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88H00M34.376S" calcext:value-type="time">
            <text:p>288:00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4H31M40.628S" calcext:value-type="time">
            <text:p>04:3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28H54M33.509S" calcext:value-type="time">
            <text:p>28:5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07:57:32.1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7T15:03:49.738000000</dc:date>
    <dc:creator>Benjamin Laws</dc:creator>
    <meta:editing-duration>P11DT1H46M53S</meta:editing-duration>
    <meta:editing-cycles>305</meta:editing-cycles>
    <meta:generator>LibreOffice/7.1.8.1$Windows_X86_64 LibreOffice_project/e1f30c802c3269a1d052614453f260e49458c82c</meta:generator>
    <meta:document-statistic meta:table-count="2" meta:cell-count="519" meta:object-count="0"/>
  </office:meta>
</office:document-meta>
</file>